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ria Sans" svg:font-family="'Inri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Inria Sans"/>
    </style:style>
    <style:style style:name="P2" style:family="paragraph" style:parent-style-name="Standard">
      <style:paragraph-properties fo:text-align="start" style:justify-single-word="false"/>
      <style:text-properties style:font-name="Inria Sans" fo:font-size="24pt" fo:font-weight="bold" officeooo:rsid="001137e6" officeooo:paragraph-rsid="001137e6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Inria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Inria Sans" fo:font-size="18pt" fo:font-weight="bold" officeooo:paragraph-rsid="0012ac28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Inria Sans" fo:font-size="12pt" fo:font-weight="normal" officeooo:rsid="0014defd" officeooo:paragraph-rsid="0014defd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Inria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Inria Sans" fo:font-size="14pt" fo:font-weight="bold" officeooo:rsid="0014defd" officeooo:paragraph-rsid="0014def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Inria Sans" fo:font-size="14pt" fo:font-weight="bold" officeooo:rsid="0014defd" officeooo:paragraph-rsid="0016fb2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Inria Sans" officeooo:paragraph-rsid="0014defd"/>
    </style:style>
    <style:style style:name="P10" style:family="paragraph" style:parent-style-name="Standard">
      <style:text-properties style:font-name="Inria Sans" officeooo:paragraph-rsid="00170a73"/>
    </style:style>
    <style:style style:name="P11" style:family="paragraph" style:parent-style-name="Standard">
      <style:text-properties fo:font-variant="normal" fo:text-transform="none" fo:color="#000000" loext:opacity="100%" style:font-name="Inria Sans" fo:font-size="12pt" fo:letter-spacing="normal" fo:font-style="normal" fo:font-weight="normal" officeooo:rsid="0014defd" officeooo:paragraph-rsid="0014def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Inria Sans"/>
    </style:style>
    <style:style style:name="P13" style:family="paragraph" style:parent-style-name="Standard" style:list-style-name="L2">
      <style:text-properties style:font-name="Inria Sans"/>
    </style:style>
    <style:style style:name="P14" style:family="paragraph" style:parent-style-name="Standard" style:list-style-name="L3">
      <style:text-properties style:font-name="Inria Sans"/>
    </style:style>
    <style:style style:name="P15" style:family="paragraph" style:parent-style-name="Standard" style:list-style-name="L3">
      <style:text-properties style:font-name="Inria Sans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Inria Sans" fo:font-weight="normal" style:font-weight-asian="normal" style:font-weight-complex="normal"/>
    </style:style>
    <style:style style:name="P17" style:family="paragraph" style:parent-style-name="Standard" style:list-style-name="L4">
      <style:text-properties style:font-name="Inria Sans"/>
    </style:style>
    <style:style style:name="P18" style:family="paragraph" style:parent-style-name="Standard" style:list-style-name="L5">
      <style:text-properties style:font-name="Inria Sans"/>
    </style:style>
    <style:style style:name="P19" style:family="paragraph" style:parent-style-name="Standard" style:list-style-name="L6">
      <style:text-properties style:font-name="Inria Sans"/>
    </style:style>
    <style:style style:name="P20" style:family="paragraph" style:parent-style-name="Standard" style:list-style-name="L7">
      <style:text-properties style:font-name="Inria Sans"/>
    </style:style>
    <style:style style:name="P21" style:family="paragraph" style:parent-style-name="Standard">
      <style:text-properties style:font-name="Inria Sans" fo:font-size="14pt" fo:font-weight="bold" officeooo:rsid="0014defd" officeooo:paragraph-rsid="00170a73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Inria Sans" fo:font-size="14pt" fo:font-weight="bold" officeooo:rsid="0019a60f" officeooo:paragraph-rsid="0019a60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Inria Sans" fo:font-size="14pt" fo:font-weight="bold" officeooo:rsid="0019a60f" officeooo:paragraph-rsid="001a1e1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Inria Sans"/>
    </style:style>
    <style:style style:name="P25" style:family="paragraph" style:parent-style-name="Standard">
      <style:text-properties style:font-name="Inria Sans" officeooo:paragraph-rsid="0019a60f"/>
    </style:style>
    <style:style style:name="P26" style:family="paragraph" style:parent-style-name="Standard">
      <style:text-properties fo:font-variant="normal" fo:text-transform="none" fo:color="#000000" loext:opacity="100%" style:font-name="Inria Sans" fo:font-size="12pt" fo:letter-spacing="normal" fo:font-style="normal" fo:font-weight="normal" officeooo:rsid="0014defd" officeooo:paragraph-rsid="0014def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Inria Sans" fo:font-size="12pt" fo:letter-spacing="normal" fo:font-style="normal" fo:font-weight="normal" officeooo:rsid="0014defd" officeooo:paragraph-rsid="0016fb21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Inria Sans" fo:font-size="12pt" fo:letter-spacing="normal" fo:font-style="normal" fo:font-weight="normal" officeooo:rsid="0014defd" officeooo:paragraph-rsid="00170a73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Bash', 'UseCharStyles': 1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Inria Sans" fo:font-size="12pt" fo:language="zxx" fo:country="none" fo:font-style="normal" style:text-underline-style="none" fo:font-weight="normal" officeooo:rsid="0019a60f" officeooo:paragraph-rsid="0019a60f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8f8f8" draw:opacity="100%"/>
      <style:paragraph-properties ch2_options="{'Style': 'default', 'Language': 'Bash', 'UseCharStyles': 1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Inria Sans" fo:font-size="12pt" fo:language="zxx" fo:country="none" fo:font-style="normal" style:text-underline-style="none" fo:font-weight="normal" officeooo:rsid="0019a60f" officeooo:paragraph-rsid="001a1e11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92310"/>
    </style:style>
    <style:style style:name="T2" style:family="text">
      <style:text-properties fo:color="#3d7b7b" loext:opacity="100%"/>
    </style:style>
    <style:style style:name="T3" style:family="text">
      <style:text-properties fo:color="#3d7b7b" loext:opacity="100%" fo:font-style="normal"/>
    </style:style>
    <style:style style:name="T4" style:family="text">
      <style:text-properties fo:color="#3d7b7b" loext:opacity="100%" fo:font-weight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zxx" fo:country="none"/>
    </style:style>
    <style:style style:name="T8" style:family="text">
      <style:text-properties fo:language="zxx" fo:country="none" fo:font-weight="normal" style:font-weight-asian="normal" style:font-weight-complex="normal"/>
    </style:style>
    <style:style style:name="T9" style:family="text">
      <style:text-properties fo:language="zxx" fo:country="none" style:font-weight-asian="normal" style:font-weight-complex="normal"/>
    </style:style>
    <style:style style:name="T10" style:family="text">
      <style:text-properties fo:language="zxx" fo:country="none" style:text-underline-style="none" fo:font-weight="normal" fo:background-color="transparent" loext:char-shading-value="0"/>
    </style:style>
    <style:style style:name="T11" style:family="text">
      <style:text-properties fo:language="zxx" fo:country="none"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weight="normal"/>
    </style:style>
    <style:style style:name="T14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5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<text:span text:style-name="T1">2</text:span></text:p>
      <text:p text:style-name="P2"/>
      <text:p text:style-name="P3">Problem 1: Convert File Contents to Uppercase</text:p>
      <text:p text:style-name="P3"/>
      <text:p text:style-name="P6">Aim:</text:p>
      <text:p text:style-name="P6"/>
      <text:p text:style-name="P1">To convert the contents of one or more files to uppercase if they exist in the current directory.</text:p>
      <text:p text:style-name="P1"/>
      <text:p text:style-name="P6">Algorithm:</text:p>
      <text:p text:style-name="P6"/>
      <text:list xml:id="list3264411401" text:style-name="L1">
        <text:list-item>
          <text:p text:style-name="P12">Start</text:p>
        </text:list-item>
        <text:list-item>
          <text:p text:style-name="P12">Accept file names as arguments.</text:p>
        </text:list-item>
        <text:list-item>
          <text:p text:style-name="P12">While there are more file names:</text:p>
        </text:list-item>
        <text:list-item>
          <text:p text:style-name="P12">Check if the file exists in the current directory.</text:p>
        </text:list-item>
        <text:list-item>
          <text:p text:style-name="P12">If the file exists:</text:p>
        </text:list-item>
        <text:list-item>
          <text:p text:style-name="P12">Open the file for reading and writing.</text:p>
        </text:list-item>
        <text:list-item>
          <text:p text:style-name="P12">While there are more lines in the file:</text:p>
        </text:list-item>
        <text:list-item>
          <text:p text:style-name="P12">Read a line from the file.</text:p>
        </text:list-item>
        <text:list-item>
          <text:p text:style-name="P12">Convert the line to uppercase.</text:p>
        </text:list-item>
        <text:list-item>
          <text:p text:style-name="P12">Write the modified line back to the file.</text:p>
        </text:list-item>
        <text:list-item>
          <text:p text:style-name="P12">Close the file.</text:p>
        </text:list-item>
        <text:list-item>
          <text:p text:style-name="P12">Move to the next file name.</text:p>
        </text:list-item>
        <text:list-item>
          <text:p text:style-name="P12">Endwhile</text:p>
        </text:list-item>
        <text:list-item>
          <text:p text:style-name="P12">Stop.</text:p>
        </text:list-item>
      </text:list>
      <text:p text:style-name="P1"/>
      <text:p text:style-name="P22">Source:</text:p>
      <text:p text:style-name="P22"/>
      <text:p text:style-name="P29"><text:span text:style-name="ch2_5f_default.Comment.Hashbang"><text:span text:style-name="T3">1 <text:s/></text:span></text:span><text:span text:style-name="ch2_5f_default.Comment.Hashbang">#!/bin/bash</text:span></text:p>
      <text:p text:style-name="P29"><text:span text:style-name="ch2_5f_default.Text.Whitespace"><text:span text:style-name="T2">2 <text:s/></text:span></text:span></text:p>
      <text:p text:style-name="P29"><text:span text:style-name="ch2_5f_default.Text.Whitespace"><text:span text:style-name="T2">3 <text:s/></text:span></text:span><text:span text:style-name="ch2_5f_default.Keyword">for</text:span><text:span text:style-name="ch2_5f_default.Text.Whitespace"> </text:span><text:span text:style-name="ch2_5f_default.Text">filename</text:span><text:span text:style-name="ch2_5f_default.Text.Whitespace"> </text:span><text:span text:style-name="ch2_5f_default.Keyword">in</text:span><text:span text:style-name="ch2_5f_default.Text.Whitespace"> </text:span><text:span text:style-name="ch2_5f_default.Name.Variable">$@</text:span></text:p>
      <text:p text:style-name="P29"><text:span text:style-name="ch2_5f_default.Keyword"><text:span text:style-name="T4">4 <text:s/></text:span></text:span><text:span text:style-name="ch2_5f_default.Keyword">do</text:span></text:p>
      <text:p text:style-name="P29"><text:span text:style-name="ch2_5f_default.Text.Whitespace"><text:span text:style-name="T2">5 <text:s/></text:span></text:span><text:span text:style-name="ch2_5f_default.Text.Whitespace"><text:tab/></text:span><text:span text:style-name="ch2_5f_default.Text">sed</text:span><text:span text:style-name="ch2_5f_default.Text.Whitespace"> </text:span><text:span text:style-name="ch2_5f_default.Text">-e</text:span><text:span text:style-name="ch2_5f_default.Text.Whitespace"> </text:span><text:span text:style-name="ch2_5f_default.Literal.String.Single">'s/\(.*\)/\U\1/'</text:span><text:span text:style-name="ch2_5f_default.Text.Whitespace"> </text:span><text:span text:style-name="ch2_5f_default.Name.Variable">$filename</text:span><text:span text:style-name="ch2_5f_default.Text.Whitespace"> </text:span></text:p>
      <text:p text:style-name="P29"><text:span text:style-name="ch2_5f_default.Keyword"><text:span text:style-name="T4">6 <text:s/></text:span></text:span><text:span text:style-name="ch2_5f_default.Keyword">done</text:span></text:p>
      <text:list xml:id="list125517100722944" text:continue-numbering="true" text:style-name="L1">
        <text:list-header>
          <text:p text:style-name="P12"/>
        </text:list-header>
      </text:list>
      <text:p text:style-name="P7">Result:</text:p>
      <text:p text:style-name="P7"/>
      <text:p text:style-name="P5">The bash script was interpreted and executed successfully. The contents of the files were converted to uppercase if they existed in the current directory.</text:p>
      <text:p text:style-name="P1"/>
      <text:p text:style-name="P3">Problem 2: Print Arguments in Reverse Order</text:p>
      <text:p text:style-name="P3"/>
      <text:p text:style-name="P6">Aim:</text:p>
      <text:p text:style-name="P6"/>
      <text:p text:style-name="P1">To print any number of arguments in reverse order.</text:p>
      <text:p text:style-name="P1"><text:soft-page-break/></text:p>
      <text:p text:style-name="P6">Algorithm:</text:p>
      <text:p text:style-name="P6"/>
      <text:list xml:id="list4233456256" text:style-name="L2">
        <text:list-item>
          <text:p text:style-name="P13">Start</text:p>
        </text:list-item>
        <text:list-item>
          <text:p text:style-name="P13">Accept any number of arguments.</text:p>
        </text:list-item>
        <text:list-item>
          <text:p text:style-name="P13">Store the arguments in an array.</text:p>
        </text:list-item>
        <text:list-item>
          <text:p text:style-name="P13">Set a pointer to the last index of the array.</text:p>
        </text:list-item>
        <text:list-item>
          <text:p text:style-name="P13">While the pointer is greater than or equal to 0:</text:p>
        </text:list-item>
        <text:list-item>
          <text:p text:style-name="P13">Print the argument at the pointer position.</text:p>
        </text:list-item>
        <text:list-item>
          <text:p text:style-name="P13">Decrement the pointer.</text:p>
        </text:list-item>
        <text:list-item>
          <text:p text:style-name="P13">Endwhile</text:p>
        </text:list-item>
        <text:list-item>
          <text:p text:style-name="P13">Stop.</text:p>
        </text:list-item>
      </text:list>
      <text:p text:style-name="P1"/>
      <text:p text:style-name="P22">Source:</text:p>
      <text:p text:style-name="P22"/>
      <text:p text:style-name="P29"><text:span text:style-name="ch2_5f_default.Comment.Hashbang"><text:span text:style-name="T3">1 <text:s/></text:span></text:span><text:span text:style-name="ch2_5f_default.Comment.Hashbang"><text:span text:style-name="T5">#!/bin/bash</text:span></text:span></text:p>
      <text:p text:style-name="P29"><text:span text:style-name="ch2_5f_default.Text.Whitespace"><text:span text:style-name="T2">2 <text:s/></text:span></text:span></text:p>
      <text:p text:style-name="P29"><text:span text:style-name="ch2_5f_default.Text.Whitespace"><text:span text:style-name="T2">3 <text:s/></text:span></text:span><text:span text:style-name="ch2_5f_default.Name.Variable"><text:span text:style-name="T5">i</text:span></text:span><text:span text:style-name="ch2_5f_default.Operator"><text:span text:style-name="T5">=</text:span></text:span><text:span text:style-name="ch2_5f_default.Name.Variable"><text:span text:style-name="T5">$#</text:span></text:span></text:p>
      <text:p text:style-name="P29"><text:span text:style-name="ch2_5f_default.Text.Whitespace"><text:span text:style-name="T2">4 <text:s/></text:span></text:span></text:p>
      <text:p text:style-name="P29"><text:span text:style-name="ch2_5f_default.Text.Whitespace"><text:span text:style-name="T2">5 <text:s/></text:span></text:span><text:span text:style-name="ch2_5f_default.Keyword">while</text:span><text:span text:style-name="ch2_5f_default.Text.Whitespace"><text:span text:style-name="T5"> </text:span></text:span><text:span text:style-name="ch2_5f_default.Operator"><text:span text:style-name="T5">[[</text:span></text:span><text:span text:style-name="ch2_5f_default.Text.Whitespace"><text:span text:style-name="T5"> </text:span></text:span><text:span text:style-name="ch2_5f_default.Name.Variable"><text:span text:style-name="T5">$i</text:span></text:span><text:span text:style-name="ch2_5f_default.Text.Whitespace"><text:span text:style-name="T5"> </text:span></text:span><text:span text:style-name="ch2_5f_default.Text"><text:span text:style-name="T13">-gt</text:span></text:span><text:span text:style-name="ch2_5f_default.Text.Whitespace"><text:span text:style-name="T5"> </text:span></text:span><text:span text:style-name="ch2_5f_default.Literal.Number"><text:span text:style-name="T5">0</text:span></text:span><text:span text:style-name="ch2_5f_default.Text.Whitespace"><text:span text:style-name="T5"> </text:span></text:span><text:span text:style-name="ch2_5f_default.Operator"><text:span text:style-name="T5">]]</text:span></text:span></text:p>
      <text:p text:style-name="P29"><text:span text:style-name="ch2_5f_default.Keyword"><text:span text:style-name="T4">6 <text:s/></text:span></text:span><text:span text:style-name="ch2_5f_default.Keyword">do</text:span></text:p>
      <text:p text:style-name="P29"><text:span text:style-name="ch2_5f_default.Text.Whitespace"><text:span text:style-name="T2">7 <text:s/></text:span></text:span><text:span text:style-name="ch2_5f_default.Text.Whitespace"><text:span text:style-name="T5"><text:tab/></text:span></text:span><text:span text:style-name="ch2_5f_default.Name.Builtin"><text:span text:style-name="T5">echo</text:span></text:span><text:span text:style-name="ch2_5f_default.Text.Whitespace"><text:span text:style-name="T5"> </text:span></text:span><text:span text:style-name="ch2_5f_default.Literal.String.Double"><text:span text:style-name="T5">"</text:span></text:span><text:span text:style-name="ch2_5f_default.Literal.String.Interpol">${</text:span><text:span text:style-name="ch2_5f_default.Punctuation"><text:span text:style-name="T13">!i</text:span></text:span><text:span text:style-name="ch2_5f_default.Literal.String.Interpol">}</text:span><text:span text:style-name="ch2_5f_default.Literal.String.Double"><text:span text:style-name="T5">"</text:span></text:span></text:p>
      <text:p text:style-name="P29"><text:span text:style-name="ch2_5f_default.Text.Whitespace"><text:span text:style-name="T2">8 <text:s/></text:span></text:span><text:span text:style-name="ch2_5f_default.Text.Whitespace"><text:span text:style-name="T5"><text:tab/></text:span></text:span><text:span text:style-name="ch2_5f_default.Operator"><text:span text:style-name="T5">((</text:span></text:span><text:span text:style-name="ch2_5f_default.Name.Variable"><text:span text:style-name="T5">i</text:span></text:span><text:span text:style-name="ch2_5f_default.Text.Whitespace"><text:span text:style-name="T5"> </text:span></text:span><text:span text:style-name="ch2_5f_default.Operator"><text:span text:style-name="T5">=</text:span></text:span><text:span text:style-name="ch2_5f_default.Text.Whitespace"><text:span text:style-name="T5"> </text:span></text:span><text:span text:style-name="ch2_5f_default.Text"><text:span text:style-name="T13">i</text:span></text:span><text:span text:style-name="ch2_5f_default.Text.Whitespace"><text:span text:style-name="T5"> </text:span></text:span><text:span text:style-name="ch2_5f_default.Text"><text:span text:style-name="T13">-</text:span></text:span><text:span text:style-name="ch2_5f_default.Text.Whitespace"><text:span text:style-name="T5"> </text:span></text:span><text:span text:style-name="ch2_5f_default.Literal.Number"><text:span text:style-name="T5">1</text:span></text:span><text:span text:style-name="ch2_5f_default.Operator"><text:span text:style-name="T5">))</text:span></text:span></text:p>
      <text:p text:style-name="P29"><text:span text:style-name="ch2_5f_default.Keyword"><text:span text:style-name="T4">9 <text:s/></text:span></text:span><text:span text:style-name="ch2_5f_default.Keyword">done</text:span></text:p>
      <text:p text:style-name="P1"/>
      <text:p text:style-name="P7">Result:</text:p>
      <text:p text:style-name="P7"/>
      <text:p text:style-name="P11">The bash script was interpreted and executed successfully. All arguments were printed in reverse order as expected.</text:p>
      <text:p text:style-name="P1"/>
      <text:p text:style-name="P4">Problem 3: Compute Gross Salary</text:p>
      <text:p text:style-name="P4"/>
      <text:p text:style-name="P6">Aim:</text:p>
      <text:p text:style-name="P6"/>
      <text:p text:style-name="P1">To compute the gross salary of an employee based on certain rules.</text:p>
      <text:p text:style-name="P1"/>
      <text:p text:style-name="P6">Algorithm:</text:p>
      <text:p text:style-name="P6"/>
      <text:list xml:id="list843013531" text:style-name="L3">
        <text:list-item>
          <text:p text:style-name="P14">Start:</text:p>
        </text:list-item>
        <text:list-item>
          <text:p text:style-name="P15">Accept the basic salary of the employee.</text:p>
        </text:list-item>
        <text:list-item>
          <text:p text:style-name="P16">If basic salary &lt; 1500:</text:p>
        </text:list-item>
        <text:list-item>
          <text:p text:style-name="P16">Calculate HRA as 10% of the basic salary.</text:p>
        </text:list-item>
        <text:list-item>
          <text:p text:style-name="P14">Calculate DA as 90% of the basic salary.</text:p>
        </text:list-item>
        <text:list-item>
          <text:p text:style-name="P14">Else:</text:p>
        </text:list-item>
        <text:list-item>
          <text:p text:style-name="P14">Set HRA to Rs. 500.</text:p>
        </text:list-item>
        <text:list-item>
          <text:p text:style-name="P14">Set DA to 98% of the basic salary.</text:p>
        </text:list-item>
        <text:list-item>
          <text:p text:style-name="P14">Compute the gross salary as the sum of basic salary, HRA, and DA.</text:p>
        </text:list-item>
        <text:list-item>
          <text:p text:style-name="P14"><text:soft-page-break/>Stop.</text:p>
        </text:list-item>
      </text:list>
      <text:p text:style-name="P1"/>
      <text:p text:style-name="P22">Source:</text:p>
      <text:p text:style-name="P22"/>
      <text:p text:style-name="P29"><text:span text:style-name="ch2_5f_default.Name.Builtin"><text:span text:style-name="T2"><text:s/>1 <text:s/></text:span></text:span><text:span text:style-name="ch2_5f_default.Name.Builtin"><text:span text:style-name="T5">echo</text:span></text:span><text:span text:style-name="ch2_5f_default.Text.Whitespace"><text:span text:style-name="T5"> </text:span></text:span><text:span text:style-name="ch2_5f_default.Literal.String.Double"><text:span text:style-name="T5">"enter Salary"</text:span></text:span></text:p>
      <text:p text:style-name="P29"><text:span text:style-name="ch2_5f_default.Text.Whitespace"><text:span text:style-name="T2"><text:s/>2 <text:s/></text:span></text:span><text:span text:style-name="ch2_5f_default.Name.Builtin"><text:span text:style-name="T5">read</text:span></text:span><text:span text:style-name="ch2_5f_default.Text.Whitespace"><text:span text:style-name="T5"> </text:span></text:span><text:span text:style-name="ch2_5f_default.Text"><text:span text:style-name="T13">basicSalary</text:span></text:span></text:p>
      <text:p text:style-name="P29"><text:span text:style-name="ch2_5f_default.Text.Whitespace"><text:span text:style-name="T2"><text:s/>3 <text:s/></text:span></text:span><text:span text:style-name="ch2_5f_default.Name.Variable"><text:span text:style-name="T5">grossSalary</text:span></text:span><text:span text:style-name="ch2_5f_default.Operator"><text:span text:style-name="T5">=</text:span></text:span><text:span text:style-name="ch2_5f_default.Literal.Number"><text:span text:style-name="T5">0</text:span></text:span></text:p>
      <text:p text:style-name="P29"><text:span text:style-name="ch2_5f_default.Text.Whitespace"><text:span text:style-name="T2"><text:s/>4 <text:s/></text:span></text:span><text:span text:style-name="ch2_5f_default.Name.Variable"><text:span text:style-name="T5">HRA</text:span></text:span><text:span text:style-name="ch2_5f_default.Operator"><text:span text:style-name="T5">=</text:span></text:span><text:span text:style-name="ch2_5f_default.Literal.Number"><text:span text:style-name="T5">0</text:span></text:span></text:p>
      <text:p text:style-name="P29"><text:span text:style-name="ch2_5f_default.Text.Whitespace"><text:span text:style-name="T2"><text:s/>5 <text:s/></text:span></text:span><text:span text:style-name="ch2_5f_default.Name.Variable"><text:span text:style-name="T5">DA</text:span></text:span><text:span text:style-name="ch2_5f_default.Operator"><text:span text:style-name="T5">=</text:span></text:span><text:span text:style-name="ch2_5f_default.Literal.Number"><text:span text:style-name="T5">0</text:span></text:span></text:p>
      <text:p text:style-name="P29"><text:span text:style-name="ch2_5f_default.Text.Whitespace"><text:span text:style-name="T2"><text:s/>6 <text:s/></text:span></text:span><text:span text:style-name="ch2_5f_default.Keyword">if</text:span><text:span text:style-name="ch2_5f_default.Text.Whitespace"><text:span text:style-name="T5"> </text:span></text:span><text:span text:style-name="ch2_5f_default.Operator"><text:span text:style-name="T5">[</text:span></text:span><text:span text:style-name="ch2_5f_default.Text.Whitespace"><text:span text:style-name="T5"> </text:span></text:span><text:span text:style-name="ch2_5f_default.Name.Variable"><text:span text:style-name="T5">$basicSalary</text:span></text:span><text:span text:style-name="ch2_5f_default.Text.Whitespace"><text:span text:style-name="T5"> </text:span></text:span><text:span text:style-name="ch2_5f_default.Text"><text:span text:style-name="T13">-lt</text:span></text:span><text:span text:style-name="ch2_5f_default.Text.Whitespace"><text:span text:style-name="T5"> </text:span></text:span><text:span text:style-name="ch2_5f_default.Literal.Number"><text:span text:style-name="T5">1500</text:span></text:span><text:span text:style-name="ch2_5f_default.Text.Whitespace"><text:span text:style-name="T5"> </text:span></text:span><text:span text:style-name="ch2_5f_default.Operator"><text:span text:style-name="T5">]</text:span></text:span></text:p>
      <text:p text:style-name="P29"><text:span text:style-name="ch2_5f_default.Keyword"><text:span text:style-name="T4"><text:s/>7 <text:s/></text:span></text:span><text:span text:style-name="ch2_5f_default.Keyword">then</text:span></text:p>
      <text:p text:style-name="P29"><text:span text:style-name="ch2_5f_default.Text.Whitespace"><text:span text:style-name="T2"><text:s/>8 <text:s/></text:span></text:span><text:span text:style-name="ch2_5f_default.Text.Whitespace"><text:span text:style-name="T5"><text:tab/></text:span></text:span><text:span text:style-name="ch2_5f_default.Name.Variable"><text:span text:style-name="T5">HRA</text:span></text:span><text:span text:style-name="ch2_5f_default.Operator"><text:span text:style-name="T5">=</text:span></text:span><text:span text:style-name="ch2_5f_default.Keyword">$((</text:span><text:span text:style-name="ch2_5f_default.Literal.Number"><text:span text:style-name="T5">1</text:span></text:span><text:span text:style-name="ch2_5f_default.Operator"><text:span text:style-name="T5">*</text:span></text:span><text:span text:style-name="ch2_5f_default.Name.Variable"><text:span text:style-name="T5">$basicSalary</text:span></text:span><text:span text:style-name="ch2_5f_default.Operator"><text:span text:style-name="T5">/</text:span></text:span><text:span text:style-name="ch2_5f_default.Literal.Number"><text:span text:style-name="T5">100</text:span></text:span><text:span text:style-name="ch2_5f_default.Keyword">))</text:span></text:p>
      <text:p text:style-name="P29"><text:span text:style-name="ch2_5f_default.Text.Whitespace"><text:span text:style-name="T2"><text:s/>9 <text:s/></text:span></text:span><text:span text:style-name="ch2_5f_default.Text.Whitespace"><text:span text:style-name="T5"><text:tab/></text:span></text:span><text:span text:style-name="ch2_5f_default.Name.Variable"><text:span text:style-name="T5">DA</text:span></text:span><text:span text:style-name="ch2_5f_default.Operator"><text:span text:style-name="T5">=</text:span></text:span><text:span text:style-name="ch2_5f_default.Keyword">$((</text:span><text:span text:style-name="ch2_5f_default.Literal.Number"><text:span text:style-name="T5">9</text:span></text:span><text:span text:style-name="ch2_5f_default.Operator"><text:span text:style-name="T5">*</text:span></text:span><text:span text:style-name="ch2_5f_default.Name.Variable"><text:span text:style-name="T5">$basicSalary</text:span></text:span><text:span text:style-name="ch2_5f_default.Operator"><text:span text:style-name="T5">/</text:span></text:span><text:span text:style-name="ch2_5f_default.Literal.Number"><text:span text:style-name="T5">100</text:span></text:span><text:span text:style-name="ch2_5f_default.Keyword">))</text:span></text:p>
      <text:p text:style-name="P29"><text:span text:style-name="ch2_5f_default.Keyword"><text:span text:style-name="T4">10 <text:s/></text:span></text:span><text:span text:style-name="ch2_5f_default.Keyword">else</text:span></text:p>
      <text:p text:style-name="P29"><text:span text:style-name="ch2_5f_default.Text.Whitespace"><text:span text:style-name="T2">11 <text:s/></text:span></text:span><text:span text:style-name="ch2_5f_default.Text.Whitespace"><text:span text:style-name="T5"><text:tab/></text:span></text:span><text:span text:style-name="ch2_5f_default.Name.Variable"><text:span text:style-name="T5">HRA</text:span></text:span><text:span text:style-name="ch2_5f_default.Operator"><text:span text:style-name="T5">=</text:span></text:span><text:span text:style-name="ch2_5f_default.Literal.Number"><text:span text:style-name="T5">500</text:span></text:span></text:p>
      <text:p text:style-name="P29"><text:span text:style-name="ch2_5f_default.Text.Whitespace"><text:span text:style-name="T2">12 <text:s/></text:span></text:span><text:span text:style-name="ch2_5f_default.Text.Whitespace"><text:span text:style-name="T5"><text:tab/></text:span></text:span><text:span text:style-name="ch2_5f_default.Name.Variable"><text:span text:style-name="T5">DA</text:span></text:span><text:span text:style-name="ch2_5f_default.Operator"><text:span text:style-name="T5">=</text:span></text:span><text:span text:style-name="ch2_5f_default.Keyword">$((</text:span><text:span text:style-name="ch2_5f_default.Literal.Number"><text:span text:style-name="T5">98</text:span></text:span><text:span text:style-name="ch2_5f_default.Operator"><text:span text:style-name="T5">*</text:span></text:span><text:span text:style-name="ch2_5f_default.Name.Variable"><text:span text:style-name="T5">$basicSalary</text:span></text:span><text:span text:style-name="ch2_5f_default.Operator"><text:span text:style-name="T5">/</text:span></text:span><text:span text:style-name="ch2_5f_default.Literal.Number"><text:span text:style-name="T5">100</text:span></text:span><text:span text:style-name="ch2_5f_default.Keyword">))</text:span></text:p>
      <text:p text:style-name="P29"><text:span text:style-name="ch2_5f_default.Keyword"><text:span text:style-name="T4">13 <text:s/></text:span></text:span><text:span text:style-name="ch2_5f_default.Keyword">fi</text:span></text:p>
      <text:p text:style-name="P29"><text:span text:style-name="ch2_5f_default.Text.Whitespace"><text:span text:style-name="T2">14 <text:s/></text:span></text:span><text:span text:style-name="ch2_5f_default.Name.Variable"><text:span text:style-name="T5">grossSalary</text:span></text:span><text:span text:style-name="ch2_5f_default.Operator"><text:span text:style-name="T5">=</text:span></text:span><text:span text:style-name="ch2_5f_default.Keyword">$((</text:span><text:span text:style-name="ch2_5f_default.Name.Variable"><text:span text:style-name="T5">$basicSalary</text:span></text:span><text:span text:style-name="ch2_5f_default.Text.Whitespace"><text:span text:style-name="T5"> </text:span></text:span><text:span text:style-name="ch2_5f_default.Operator"><text:span text:style-name="T5">+</text:span></text:span><text:span text:style-name="ch2_5f_default.Text.Whitespace"><text:span text:style-name="T5"> </text:span></text:span><text:span text:style-name="ch2_5f_default.Name.Variable"><text:span text:style-name="T5">$HRA</text:span></text:span><text:span text:style-name="ch2_5f_default.Text.Whitespace"><text:span text:style-name="T5"> </text:span></text:span><text:span text:style-name="ch2_5f_default.Operator"><text:span text:style-name="T5">+</text:span></text:span><text:span text:style-name="ch2_5f_default.Text.Whitespace"><text:span text:style-name="T5"> </text:span></text:span><text:span text:style-name="ch2_5f_default.Name.Variable"><text:span text:style-name="T5">$DA</text:span></text:span><text:span text:style-name="ch2_5f_default.Keyword">))</text:span></text:p>
      <text:p text:style-name="P29"><text:span text:style-name="ch2_5f_default.Text.Whitespace"><text:span text:style-name="T2">15 <text:s/></text:span></text:span><text:span text:style-name="ch2_5f_default.Name.Builtin"><text:span text:style-name="T5">echo</text:span></text:span><text:span text:style-name="ch2_5f_default.Text.Whitespace"><text:span text:style-name="T5"> </text:span></text:span><text:span text:style-name="ch2_5f_default.Name.Variable"><text:span text:style-name="T5">$grossSalary</text:span></text:span></text:p>
      <text:p text:style-name="P25"/>
      <text:p text:style-name="P7">Result:</text:p>
      <text:p text:style-name="P7"/>
      <text:p text:style-name="P11">The bash script was interpreted and executed successfully. The gross salary of the employee was computed accurately according to the provided rules.</text:p>
      <text:p text:style-name="P1"/>
      <text:p text:style-name="P3">Problem 4: Find Smallest of 3 Numbers</text:p>
      <text:p text:style-name="P3"/>
      <text:p text:style-name="P6">Aim:</text:p>
      <text:p text:style-name="P6"/>
      <text:p text:style-name="P1">To find the smallest of three numbers read from the keyboard.</text:p>
      <text:p text:style-name="P1"/>
      <text:p text:style-name="P6">Algorithm:</text:p>
      <text:p text:style-name="P6"/>
      <text:list xml:id="list2701706454" text:style-name="L4">
        <text:list-item>
          <text:p text:style-name="P17">Start:</text:p>
        </text:list-item>
        <text:list-item>
          <text:p text:style-name="P17">Accept three numbers from the keyboard.</text:p>
        </text:list-item>
        <text:list-item>
          <text:p text:style-name="P17">Set the smallest number as the first number.</text:p>
        </text:list-item>
        <text:list-item>
          <text:p text:style-name="P17">For each number in the input:</text:p>
        </text:list-item>
        <text:list-item>
          <text:p text:style-name="P17">If the current number &lt; smallest number:</text:p>
        </text:list-item>
        <text:list-item>
          <text:p text:style-name="P17">Update the smallest number to the current number.</text:p>
        </text:list-item>
        <text:list-item>
          <text:p text:style-name="P17">Endif</text:p>
        </text:list-item>
        <text:list-item>
          <text:p text:style-name="P17">Print the smallest number.</text:p>
        </text:list-item>
        <text:list-item>
          <text:p text:style-name="P17">Stop.</text:p>
        </text:list-item>
      </text:list>
      <text:p text:style-name="P1"/>
      <text:p text:style-name="P22">Source:</text:p>
      <text:p text:style-name="P22"/>
      <text:p text:style-name="P29"><text:span text:style-name="ch2_5f_default.Name.Builtin"><text:span text:style-name="T2"><text:s/>1 <text:s/></text:span></text:span><text:span text:style-name="ch2_5f_default.Name.Builtin">echo</text:span><text:span text:style-name="ch2_5f_default.Text.Whitespace"> </text:span><text:span text:style-name="ch2_5f_default.Literal.String.Double">"Enter three numbers"</text:span></text:p>
      <text:p text:style-name="P29"><text:span text:style-name="ch2_5f_default.Text.Whitespace"><text:span text:style-name="T2"><text:s/>2 <text:s/></text:span></text:span><text:span text:style-name="ch2_5f_default.Name.Builtin">read</text:span><text:span text:style-name="ch2_5f_default.Text.Whitespace"> </text:span><text:span text:style-name="ch2_5f_default.Text"><text:span text:style-name="T12">a</text:span></text:span></text:p>
      <text:p text:style-name="P29"><text:soft-page-break/><text:span text:style-name="ch2_5f_default.Text.Whitespace"><text:span text:style-name="T2"><text:s/>3 <text:s/></text:span></text:span><text:span text:style-name="ch2_5f_default.Name.Builtin">read</text:span><text:span text:style-name="ch2_5f_default.Text.Whitespace"> </text:span><text:span text:style-name="ch2_5f_default.Text"><text:span text:style-name="T12">b</text:span></text:span></text:p>
      <text:p text:style-name="P29"><text:span text:style-name="ch2_5f_default.Text.Whitespace"><text:span text:style-name="T2"><text:s/>4 <text:s/></text:span></text:span><text:span text:style-name="ch2_5f_default.Name.Builtin">read</text:span><text:span text:style-name="ch2_5f_default.Text.Whitespace"> </text:span><text:span text:style-name="ch2_5f_default.Text"><text:span text:style-name="T12">c</text:span></text:span></text:p>
      <text:p text:style-name="P29"><text:span text:style-name="ch2_5f_default.Text.Whitespace"><text:span text:style-name="T2"><text:s/>5 <text:s/></text:span></text:span><text:span text:style-name="ch2_5f_default.Keyword">if</text:span><text:span text:style-name="ch2_5f_default.Text.Whitespace"> </text:span><text:span text:style-name="ch2_5f_default.Operator">[</text:span><text:span text:style-name="ch2_5f_default.Text.Whitespace"> </text:span><text:span text:style-name="ch2_5f_default.Name.Variable">$a</text:span><text:span text:style-name="ch2_5f_default.Text.Whitespace"> </text:span><text:span text:style-name="ch2_5f_default.Text"><text:span text:style-name="T12">-lt</text:span></text:span><text:span text:style-name="ch2_5f_default.Text.Whitespace"> </text:span><text:span text:style-name="ch2_5f_default.Name.Variable">$b</text:span><text:span text:style-name="ch2_5f_default.Text.Whitespace"> </text:span><text:span text:style-name="ch2_5f_default.Operator">]</text:span><text:span text:style-name="ch2_5f_default.Text.Whitespace"> </text:span><text:span text:style-name="ch2_5f_default.Operator">&amp;&amp;</text:span><text:span text:style-name="ch2_5f_default.Text.Whitespace"> </text:span><text:span text:style-name="ch2_5f_default.Operator">[</text:span><text:span text:style-name="ch2_5f_default.Text.Whitespace"> </text:span><text:span text:style-name="ch2_5f_default.Name.Variable">$a</text:span><text:span text:style-name="ch2_5f_default.Text.Whitespace"> </text:span><text:span text:style-name="ch2_5f_default.Text"><text:span text:style-name="T12">-lt</text:span></text:span><text:span text:style-name="ch2_5f_default.Text.Whitespace"> </text:span><text:span text:style-name="ch2_5f_default.Name.Variable">$c</text:span><text:span text:style-name="ch2_5f_default.Text.Whitespace"> </text:span><text:span text:style-name="ch2_5f_default.Operator">]</text:span><text:span text:style-name="ch2_5f_default.Text.Whitespace"> </text:span></text:p>
      <text:p text:style-name="P29"><text:span text:style-name="ch2_5f_default.Text.Whitespace"><text:span text:style-name="T2"><text:s/>6 <text:s/></text:span></text:span><text:span text:style-name="ch2_5f_default.Keyword">then</text:span><text:span text:style-name="ch2_5f_default.Text.Whitespace"> </text:span></text:p>
      <text:p text:style-name="P29"><text:span text:style-name="ch2_5f_default.Text.Whitespace"><text:span text:style-name="T2"><text:s/>7 <text:s/></text:span></text:span><text:span text:style-name="ch2_5f_default.Text.Whitespace"><text:s text:c="4"/></text:span><text:span text:style-name="ch2_5f_default.Name.Builtin">echo</text:span><text:span text:style-name="ch2_5f_default.Text.Whitespace"> </text:span><text:span text:style-name="ch2_5f_default.Name.Variable">$a</text:span></text:p>
      <text:p text:style-name="P29"><text:span text:style-name="ch2_5f_default.Text.Whitespace"><text:span text:style-name="T2"><text:s/>8 <text:s/></text:span></text:span><text:span text:style-name="ch2_5f_default.Keyword">elif</text:span><text:span text:style-name="ch2_5f_default.Text.Whitespace"> </text:span><text:span text:style-name="ch2_5f_default.Operator">[</text:span><text:span text:style-name="ch2_5f_default.Text.Whitespace"> </text:span><text:span text:style-name="ch2_5f_default.Name.Variable">$b</text:span><text:span text:style-name="ch2_5f_default.Text.Whitespace"> </text:span><text:span text:style-name="ch2_5f_default.Text"><text:span text:style-name="T12">-lt</text:span></text:span><text:span text:style-name="ch2_5f_default.Text.Whitespace"> </text:span><text:span text:style-name="ch2_5f_default.Name.Variable">$a</text:span><text:span text:style-name="ch2_5f_default.Text.Whitespace"> </text:span><text:span text:style-name="ch2_5f_default.Operator">]</text:span><text:span text:style-name="ch2_5f_default.Text.Whitespace"> </text:span><text:span text:style-name="ch2_5f_default.Operator">&amp;&amp;</text:span><text:span text:style-name="ch2_5f_default.Text.Whitespace"> </text:span><text:span text:style-name="ch2_5f_default.Operator">[</text:span><text:span text:style-name="ch2_5f_default.Text.Whitespace"> </text:span><text:span text:style-name="ch2_5f_default.Name.Variable">$b</text:span><text:span text:style-name="ch2_5f_default.Text.Whitespace"> </text:span><text:span text:style-name="ch2_5f_default.Text"><text:span text:style-name="T12">-lt</text:span></text:span><text:span text:style-name="ch2_5f_default.Text.Whitespace"> </text:span><text:span text:style-name="ch2_5f_default.Name.Variable">$c</text:span><text:span text:style-name="ch2_5f_default.Text.Whitespace"> </text:span><text:span text:style-name="ch2_5f_default.Operator">]</text:span><text:span text:style-name="ch2_5f_default.Text.Whitespace"> </text:span></text:p>
      <text:p text:style-name="P29"><text:span text:style-name="ch2_5f_default.Text.Whitespace"><text:span text:style-name="T2"><text:s/>9 <text:s/></text:span></text:span><text:span text:style-name="ch2_5f_default.Keyword">then</text:span><text:span text:style-name="ch2_5f_default.Text.Whitespace"> </text:span></text:p>
      <text:p text:style-name="P29"><text:span text:style-name="ch2_5f_default.Text.Whitespace"><text:span text:style-name="T2">10 <text:s/></text:span></text:span><text:span text:style-name="ch2_5f_default.Text.Whitespace"><text:s text:c="4"/></text:span><text:span text:style-name="ch2_5f_default.Name.Builtin">echo</text:span><text:span text:style-name="ch2_5f_default.Text.Whitespace"> </text:span><text:span text:style-name="ch2_5f_default.Name.Variable">$b</text:span></text:p>
      <text:p text:style-name="P29"><text:span text:style-name="ch2_5f_default.Text.Whitespace"><text:span text:style-name="T2">11 <text:s/></text:span></text:span><text:span text:style-name="ch2_5f_default.Keyword">else</text:span><text:span text:style-name="ch2_5f_default.Text.Whitespace"> </text:span></text:p>
      <text:p text:style-name="P29"><text:span text:style-name="ch2_5f_default.Text.Whitespace"><text:span text:style-name="T2">12 <text:s/></text:span></text:span><text:span text:style-name="ch2_5f_default.Text.Whitespace"><text:s text:c="4"/></text:span><text:span text:style-name="ch2_5f_default.Name.Builtin">echo</text:span><text:span text:style-name="ch2_5f_default.Text.Whitespace"> </text:span><text:span text:style-name="ch2_5f_default.Name.Variable">$c</text:span><text:span text:style-name="ch2_5f_default.Text.Whitespace"> </text:span></text:p>
      <text:p text:style-name="P29"><text:span text:style-name="ch2_5f_default.Keyword"><text:span text:style-name="T4">13 <text:s/></text:span></text:span><text:span text:style-name="ch2_5f_default.Keyword">fi</text:span></text:p>
      <text:p text:style-name="P9"/>
      <text:p text:style-name="P7">Result:</text:p>
      <text:p text:style-name="P7"/>
      <text:p text:style-name="P11">The bash script was interpreted and executed successfully. The smallest of the three numbers read from the keyboard was correctly identified and printed.</text:p>
      <text:p text:style-name="P1"/>
      <text:p text:style-name="P3">Problem 5: Print Number in Reverse Order</text:p>
      <text:p text:style-name="P3"/>
      <text:p text:style-name="P6">Aim:</text:p>
      <text:p text:style-name="P6"/>
      <text:p text:style-name="P1">To print a number in reverse order.</text:p>
      <text:p text:style-name="P1"/>
      <text:p text:style-name="P6">Algorithm:</text:p>
      <text:p text:style-name="P6"/>
      <text:list xml:id="list2943468786" text:style-name="L5">
        <text:list-item>
          <text:p text:style-name="P18">Start</text:p>
        </text:list-item>
        <text:list-item>
          <text:p text:style-name="P18">Accept a number as input.</text:p>
        </text:list-item>
        <text:list-item>
          <text:p text:style-name="P18">Convert the number to a string to enable manipulation.</text:p>
        </text:list-item>
        <text:list-item>
          <text:p text:style-name="P18">Initialize an empty string to store the reversed number.</text:p>
        </text:list-item>
        <text:list-item>
          <text:p text:style-name="P18">For each character in the string (starting from the last character to the first):</text:p>
        </text:list-item>
        <text:list-item>
          <text:p text:style-name="P18">Append the current character to the beginning of the reversed string.</text:p>
        </text:list-item>
        <text:list-item>
          <text:p text:style-name="P18">Print the reversed string, which represents the original number in reverse order.</text:p>
        </text:list-item>
        <text:list-item>
          <text:p text:style-name="P18">Stop.</text:p>
        </text:list-item>
      </text:list>
      <text:p text:style-name="P1"/>
      <text:p text:style-name="P22">Source:</text:p>
      <text:p text:style-name="P22"/>
      <text:p text:style-name="P29"><text:span text:style-name="ch2_5f_default.Text.Whitespace"><text:span text:style-name="T2"><text:s/>1 <text:s/></text:span></text:span><text:span text:style-name="ch2_5f_default.Text.Whitespace"><text:s/></text:span><text:span text:style-name="ch2_5f_default.Comment.Single"><text:span text:style-name="T5">#!/bin/bash</text:span></text:span></text:p>
      <text:p text:style-name="P29"><text:span text:style-name="ch2_5f_default.Text.Whitespace"><text:span text:style-name="T2"><text:s/>2 <text:s/></text:span></text:span></text:p>
      <text:p text:style-name="P29"><text:span text:style-name="ch2_5f_default.Text.Whitespace"><text:span text:style-name="T2"><text:s/>3 <text:s/></text:span></text:span><text:span text:style-name="ch2_5f_default.Name.Variable"><text:span text:style-name="T5">str</text:span></text:span><text:span text:style-name="ch2_5f_default.Operator"><text:span text:style-name="T5">=</text:span></text:span><text:span text:style-name="ch2_5f_default.Literal.String.Double"><text:span text:style-name="T5">""</text:span></text:span></text:p>
      <text:p text:style-name="P29"><text:span text:style-name="ch2_5f_default.Text.Whitespace"><text:span text:style-name="T2"><text:s/>4 <text:s/></text:span></text:span></text:p>
      <text:p text:style-name="P29"><text:span text:style-name="ch2_5f_default.Text.Whitespace"><text:span text:style-name="T2"><text:s/>5 <text:s/></text:span></text:span><text:span text:style-name="ch2_5f_default.Name.Builtin"><text:span text:style-name="T5">read</text:span></text:span><text:span text:style-name="ch2_5f_default.Text.Whitespace"><text:span text:style-name="T5"> </text:span></text:span><text:span text:style-name="ch2_5f_default.Text"><text:span text:style-name="T13">a</text:span></text:span></text:p>
      <text:p text:style-name="P29"><text:span text:style-name="ch2_5f_default.Text.Whitespace"><text:span text:style-name="T2"><text:s/>6 <text:s/></text:span></text:span><text:span text:style-name="ch2_5f_default.Keyword">while</text:span><text:span text:style-name="ch2_5f_default.Text.Whitespace"><text:span text:style-name="T5"> </text:span></text:span><text:span text:style-name="ch2_5f_default.Operator"><text:span text:style-name="T5">[[</text:span></text:span><text:span text:style-name="ch2_5f_default.Text.Whitespace"><text:span text:style-name="T5"> </text:span></text:span><text:span text:style-name="ch2_5f_default.Name.Variable"><text:span text:style-name="T5">$a</text:span></text:span><text:span text:style-name="ch2_5f_default.Text.Whitespace"><text:span text:style-name="T5"> </text:span></text:span><text:span text:style-name="ch2_5f_default.Text"><text:span text:style-name="T13">-gt</text:span></text:span><text:span text:style-name="ch2_5f_default.Text.Whitespace"><text:span text:style-name="T5"> </text:span></text:span><text:span text:style-name="ch2_5f_default.Literal.Number"><text:span text:style-name="T5">0</text:span></text:span><text:span text:style-name="ch2_5f_default.Text.Whitespace"><text:span text:style-name="T5"> </text:span></text:span><text:span text:style-name="ch2_5f_default.Operator"><text:span text:style-name="T5">]]</text:span></text:span><text:span text:style-name="ch2_5f_default.Text.Whitespace"><text:span text:style-name="T5"> </text:span></text:span></text:p>
      <text:p text:style-name="P29"><text:span text:style-name="ch2_5f_default.Keyword"><text:span text:style-name="T4"><text:s/>7 <text:s/></text:span></text:span><text:span text:style-name="ch2_5f_default.Keyword">do</text:span></text:p>
      <text:p text:style-name="P29"><text:span text:style-name="ch2_5f_default.Text.Whitespace"><text:span text:style-name="T2"><text:s/>8 <text:s/></text:span></text:span><text:span text:style-name="ch2_5f_default.Text.Whitespace"><text:span text:style-name="T5"><text:tab/></text:span></text:span><text:span text:style-name="ch2_5f_default.Name.Variable"><text:span text:style-name="T5">str</text:span></text:span><text:span text:style-name="ch2_5f_default.Operator"><text:span text:style-name="T5">+=</text:span></text:span><text:span text:style-name="ch2_5f_default.Literal.String.Double"><text:span text:style-name="T5">"</text:span></text:span><text:span text:style-name="ch2_5f_default.Keyword">$((</text:span><text:span text:style-name="ch2_5f_default.Name.Variable"><text:span text:style-name="T5">$a</text:span></text:span><text:span text:style-name="ch2_5f_default.Text.Whitespace"><text:span text:style-name="T5"> </text:span></text:span><text:span text:style-name="ch2_5f_default.Operator"><text:span text:style-name="T5">%</text:span></text:span><text:span text:style-name="ch2_5f_default.Text.Whitespace"><text:span text:style-name="T5"> </text:span></text:span><text:span text:style-name="ch2_5f_default.Literal.Number"><text:span text:style-name="T5">10</text:span></text:span><text:span text:style-name="ch2_5f_default.Keyword">))</text:span><text:span text:style-name="ch2_5f_default.Literal.String.Double"><text:span text:style-name="T5">"</text:span></text:span></text:p>
      <text:p text:style-name="P29"><text:span text:style-name="ch2_5f_default.Text.Whitespace"><text:span text:style-name="T2"><text:s/>9 <text:s/></text:span></text:span><text:span text:style-name="ch2_5f_default.Text.Whitespace"><text:span text:style-name="T5"><text:tab/></text:span></text:span><text:span text:style-name="ch2_5f_default.Operator"><text:span text:style-name="T5">((</text:span></text:span><text:span text:style-name="ch2_5f_default.Text"><text:span text:style-name="T13">a/</text:span></text:span><text:span text:style-name="ch2_5f_default.Operator"><text:span text:style-name="T5">=</text:span></text:span><text:span text:style-name="ch2_5f_default.Literal.Number"><text:span text:style-name="T5">10</text:span></text:span><text:span text:style-name="ch2_5f_default.Operator"><text:span text:style-name="T5">))</text:span></text:span></text:p>
      <text:p text:style-name="P29"><text:span text:style-name="ch2_5f_default.Keyword"><text:span text:style-name="T4">10 <text:s/></text:span></text:span><text:span text:style-name="ch2_5f_default.Keyword">done</text:span></text:p>
      <text:p text:style-name="P29"><text:span text:style-name="ch2_5f_default.Text.Whitespace"><text:span text:style-name="T2">11 <text:s/></text:span></text:span><text:span text:style-name="ch2_5f_default.Name.Builtin"><text:span text:style-name="T5">echo</text:span></text:span><text:span text:style-name="ch2_5f_default.Text.Whitespace"><text:span text:style-name="T5"> </text:span></text:span><text:span text:style-name="ch2_5f_default.Name.Variable"><text:span text:style-name="T5">$str</text:span></text:span></text:p>
      <text:p text:style-name="P1"/>
      <text:p text:style-name="P7"><text:soft-page-break/>Result:</text:p>
      <text:p text:style-name="P7"/>
      <text:p text:style-name="P11">The bash script was interpreted and executed successfully. The number was printed in reverse order as intended.</text:p>
      <text:p text:style-name="P1"/>
      <text:p text:style-name="P3">Problem 6: Print Armstrong Numbers</text:p>
      <text:p text:style-name="P3"/>
      <text:p text:style-name="P6">Aim:</text:p>
      <text:p text:style-name="P6"/>
      <text:p text:style-name="P1">To print all Armstrong numbers between two given numbers.</text:p>
      <text:p text:style-name="P1"/>
      <text:p text:style-name="P6">Algorithm:</text:p>
      <text:p text:style-name="P6"/>
      <text:list xml:id="list629497857" text:style-name="L6">
        <text:list-item>
          <text:p text:style-name="P19">Start</text:p>
        </text:list-item>
        <text:list-item>
          <text:p text:style-name="P19">Accept two numbers as input representing the range.</text:p>
        </text:list-item>
        <text:list-item>
          <text:p text:style-name="P19">For each number in the range:</text:p>
        </text:list-item>
        <text:list-item>
          <text:p text:style-name="P19">Check if the number is an Armstrong number.</text:p>
        </text:list-item>
        <text:list-item>
          <text:p text:style-name="P19">If the number is Armstrong:</text:p>
        </text:list-item>
        <text:list-item>
          <text:p text:style-name="P19">Print the number.</text:p>
        </text:list-item>
        <text:list-item>
          <text:p text:style-name="P19">Endif</text:p>
        </text:list-item>
        <text:list-item>
          <text:p text:style-name="P19">Endfor</text:p>
        </text:list-item>
        <text:list-item>
          <text:p text:style-name="P19">Stop.</text:p>
        </text:list-item>
      </text:list>
      <text:p text:style-name="P1"/>
      <text:p text:style-name="P22">Source:</text:p>
      <text:p text:style-name="P22"/>
      <text:p text:style-name="P29"><text:span text:style-name="ch2_5f_default.Comment.Hashbang"><text:span text:style-name="T3"><text:s/>1 <text:s/></text:span></text:span><text:span text:style-name="ch2_5f_default.Comment.Hashbang"><text:span text:style-name="T5">#!/bin/bash</text:span></text:span></text:p>
      <text:p text:style-name="P29"><text:span text:style-name="ch2_5f_default.Text.Whitespace"><text:span text:style-name="T2"><text:s/>2 <text:s/></text:span></text:span></text:p>
      <text:p text:style-name="P29"><text:span text:style-name="ch2_5f_default.Text.Whitespace"><text:span text:style-name="T2"><text:s/>3 <text:s/></text:span></text:span><text:span text:style-name="ch2_5f_default.Name.Builtin"><text:span text:style-name="T5">read</text:span></text:span><text:span text:style-name="ch2_5f_default.Text.Whitespace"><text:span text:style-name="T5"> </text:span></text:span><text:span text:style-name="ch2_5f_default.Text"><text:span text:style-name="T13">-p</text:span></text:span><text:span text:style-name="ch2_5f_default.Text.Whitespace"><text:span text:style-name="T5"> </text:span></text:span><text:span text:style-name="ch2_5f_default.Literal.String.Double"><text:span text:style-name="T5">"Enter the lower bound: "</text:span></text:span><text:span text:style-name="ch2_5f_default.Text.Whitespace"><text:span text:style-name="T5"> </text:span></text:span><text:span text:style-name="ch2_5f_default.Text"><text:span text:style-name="T13">l</text:span></text:span></text:p>
      <text:p text:style-name="P29"><text:span text:style-name="ch2_5f_default.Text.Whitespace"><text:span text:style-name="T2"><text:s/>4 <text:s/></text:span></text:span><text:span text:style-name="ch2_5f_default.Name.Builtin"><text:span text:style-name="T5">read</text:span></text:span><text:span text:style-name="ch2_5f_default.Text.Whitespace"><text:span text:style-name="T5"> </text:span></text:span><text:span text:style-name="ch2_5f_default.Text"><text:span text:style-name="T13">-p</text:span></text:span><text:span text:style-name="ch2_5f_default.Text.Whitespace"><text:span text:style-name="T5"> </text:span></text:span><text:span text:style-name="ch2_5f_default.Literal.String.Double"><text:span text:style-name="T5">"Enter the upper bound: "</text:span></text:span><text:span text:style-name="ch2_5f_default.Text.Whitespace"><text:span text:style-name="T5"> </text:span></text:span><text:span text:style-name="ch2_5f_default.Text"><text:span text:style-name="T13">r</text:span></text:span></text:p>
      <text:p text:style-name="P29"><text:span text:style-name="ch2_5f_default.Text.Whitespace"><text:span text:style-name="T2"><text:s/>5 <text:s/></text:span></text:span></text:p>
      <text:p text:style-name="P29"><text:span text:style-name="ch2_5f_default.Text.Whitespace"><text:span text:style-name="T4"><text:s/>6 <text:s/></text:span></text:span><text:span text:style-name="ch2_5f_default.Text"><text:span text:style-name="T13">power</text:span></text:span><text:span text:style-name="ch2_5f_default.Operator"><text:span text:style-name="T5">()</text:span></text:span><text:span text:style-name="ch2_5f_default.Text.Whitespace"><text:span text:style-name="T5"> </text:span></text:span><text:span text:style-name="ch2_5f_default.Operator"><text:span text:style-name="T5">{</text:span></text:span></text:p>
      <text:p text:style-name="P29"><text:span text:style-name="ch2_5f_default.Text.Whitespace"><text:span text:style-name="T2"><text:s/>7 <text:s/></text:span></text:span><text:span text:style-name="ch2_5f_default.Text.Whitespace"><text:span text:style-name="T5"><text:s text:c="4"/></text:span></text:span><text:span text:style-name="ch2_5f_default.Name.Builtin"><text:span text:style-name="T5">local</text:span></text:span><text:span text:style-name="ch2_5f_default.Text.Whitespace"><text:span text:style-name="T5"> </text:span></text:span><text:span text:style-name="ch2_5f_default.Name.Variable"><text:span text:style-name="T5">result</text:span></text:span><text:span text:style-name="ch2_5f_default.Operator"><text:span text:style-name="T5">=</text:span></text:span><text:span text:style-name="ch2_5f_default.Literal.Number"><text:span text:style-name="T5">1</text:span></text:span></text:p>
      <text:p text:style-name="P29"><text:span text:style-name="ch2_5f_default.Text.Whitespace"><text:span text:style-name="T2"><text:s/>8 <text:s/></text:span></text:span><text:span text:style-name="ch2_5f_default.Text.Whitespace"><text:span text:style-name="T5"><text:s text:c="4"/></text:span></text:span><text:span text:style-name="ch2_5f_default.Name.Builtin"><text:span text:style-name="T5">local</text:span></text:span><text:span text:style-name="ch2_5f_default.Text.Whitespace"><text:span text:style-name="T5"> </text:span></text:span><text:span text:style-name="ch2_5f_default.Name.Variable"><text:span text:style-name="T5">base</text:span></text:span><text:span text:style-name="ch2_5f_default.Operator"><text:span text:style-name="T5">=</text:span></text:span><text:span text:style-name="ch2_5f_default.Name.Variable"><text:span text:style-name="T5">$1</text:span></text:span></text:p>
      <text:p text:style-name="P29"><text:span text:style-name="ch2_5f_default.Text.Whitespace"><text:span text:style-name="T2"><text:s/>9 <text:s/></text:span></text:span><text:span text:style-name="ch2_5f_default.Text.Whitespace"><text:span text:style-name="T5"><text:s text:c="4"/></text:span></text:span><text:span text:style-name="ch2_5f_default.Name.Builtin"><text:span text:style-name="T5">local</text:span></text:span><text:span text:style-name="ch2_5f_default.Text.Whitespace"><text:span text:style-name="T5"> </text:span></text:span><text:span text:style-name="ch2_5f_default.Name.Variable"><text:span text:style-name="T5">exponent</text:span></text:span><text:span text:style-name="ch2_5f_default.Operator"><text:span text:style-name="T5">=</text:span></text:span><text:span text:style-name="ch2_5f_default.Name.Variable"><text:span text:style-name="T5">$2</text:span></text:span></text:p>
      <text:p text:style-name="P29"><text:span text:style-name="ch2_5f_default.Text.Whitespace"><text:span text:style-name="T2">10 <text:s/></text:span></text:span></text:p>
      <text:p text:style-name="P29"><text:span text:style-name="ch2_5f_default.Text.Whitespace"><text:span text:style-name="T2">11 <text:s/></text:span></text:span><text:span text:style-name="ch2_5f_default.Text.Whitespace"><text:span text:style-name="T5"><text:s text:c="4"/></text:span></text:span><text:span text:style-name="ch2_5f_default.Keyword">for</text:span><text:span text:style-name="ch2_5f_default.Text.Whitespace"><text:span text:style-name="T5"> </text:span></text:span><text:span text:style-name="ch2_5f_default.Operator"><text:span text:style-name="T5">((</text:span></text:span><text:span text:style-name="ch2_5f_default.Name.Variable"><text:span text:style-name="T5">i</text:span></text:span><text:span text:style-name="ch2_5f_default.Text.Whitespace"><text:span text:style-name="T5"> </text:span></text:span><text:span text:style-name="ch2_5f_default.Operator"><text:span text:style-name="T5">=</text:span></text:span><text:span text:style-name="ch2_5f_default.Text.Whitespace"><text:span text:style-name="T5"> </text:span></text:span><text:span text:style-name="ch2_5f_default.Literal.Number"><text:span text:style-name="T5">1</text:span>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Text"><text:span text:style-name="T13">i</text:span></text:span><text:span text:style-name="ch2_5f_default.Text.Whitespace"><text:span text:style-name="T5"> </text:span></text:span><text:span text:style-name="ch2_5f_default.Text"><text:span text:style-name="T13">&lt;</text:span></text:span><text:span text:style-name="ch2_5f_default.Operator"><text:span text:style-name="T5">=</text:span></text:span><text:span text:style-name="ch2_5f_default.Text.Whitespace"><text:span text:style-name="T5"> </text:span></text:span><text:span text:style-name="ch2_5f_default.Text"><text:span text:style-name="T13">exponent</text:span>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Text"><text:span text:style-name="T13">i++</text:span></text:span><text:span text:style-name="ch2_5f_default.Operator"><text:span text:style-name="T5">))</text:span>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Keyword">do</text:span></text:p>
      <text:p text:style-name="P29"><text:span text:style-name="ch2_5f_default.Text.Whitespace"><text:span text:style-name="T2">12 <text:s/></text:span></text:span><text:span text:style-name="ch2_5f_default.Text.Whitespace"><text:span text:style-name="T5"><text:s text:c="8"/></text:span></text:span><text:span text:style-name="ch2_5f_default.Operator"><text:span text:style-name="T5">((</text:span></text:span><text:span text:style-name="ch2_5f_default.Text"><text:span text:style-name="T13">result</text:span></text:span><text:span text:style-name="ch2_5f_default.Text.Whitespace"><text:span text:style-name="T5"> </text:span></text:span><text:span text:style-name="ch2_5f_default.Text"><text:span text:style-name="T13">*</text:span></text:span><text:span text:style-name="ch2_5f_default.Operator"><text:span text:style-name="T5">=</text:span></text:span><text:span text:style-name="ch2_5f_default.Text.Whitespace"><text:span text:style-name="T5"> </text:span></text:span><text:span text:style-name="ch2_5f_default.Text"><text:span text:style-name="T13">base</text:span></text:span><text:span text:style-name="ch2_5f_default.Operator"><text:span text:style-name="T5">))</text:span></text:span></text:p>
      <text:p text:style-name="P29"><text:span text:style-name="ch2_5f_default.Text.Whitespace"><text:span text:style-name="T2">13 <text:s/></text:span></text:span><text:span text:style-name="ch2_5f_default.Text.Whitespace"><text:span text:style-name="T5"><text:s text:c="4"/></text:span></text:span><text:span text:style-name="ch2_5f_default.Keyword">done</text:span></text:p>
      <text:p text:style-name="P29"><text:span text:style-name="ch2_5f_default.Text.Whitespace"><text:span text:style-name="T2">14 <text:s/></text:span></text:span></text:p>
      <text:p text:style-name="P29"><text:span text:style-name="ch2_5f_default.Text.Whitespace"><text:span text:style-name="T2">15 <text:s/></text:span></text:span><text:span text:style-name="ch2_5f_default.Text.Whitespace"><text:span text:style-name="T5"><text:s text:c="4"/></text:span></text:span><text:span text:style-name="ch2_5f_default.Name.Builtin"><text:span text:style-name="T5">echo</text:span></text:span><text:span text:style-name="ch2_5f_default.Text.Whitespace"><text:span text:style-name="T5"> </text:span></text:span><text:span text:style-name="ch2_5f_default.Name.Variable"><text:span text:style-name="T5">$result</text:span></text:span><text:span text:style-name="ch2_5f_default.Text.Whitespace"><text:span text:style-name="T5"> </text:span></text:span></text:p>
      <text:p text:style-name="P29"><text:span text:style-name="ch2_5f_default.Operator"><text:span text:style-name="T2">16 <text:s/></text:span></text:span><text:span text:style-name="ch2_5f_default.Operator"><text:span text:style-name="T5">}</text:span></text:span></text:p>
      <text:p text:style-name="P29"><text:span text:style-name="ch2_5f_default.Text.Whitespace"><text:span text:style-name="T2">17 <text:s/></text:span></text:span></text:p>
      <text:p text:style-name="P29"><text:span text:style-name="ch2_5f_default.Text.Whitespace"><text:span text:style-name="T2">18 <text:s/></text:span></text:span><text:span text:style-name="ch2_5f_default.Keyword">for</text:span><text:span text:style-name="ch2_5f_default.Text.Whitespace"><text:span text:style-name="T5"> </text:span></text:span><text:span text:style-name="ch2_5f_default.Text"><text:span text:style-name="T13">i</text:span></text:span><text:span text:style-name="ch2_5f_default.Text.Whitespace"><text:span text:style-name="T5"> </text:span></text:span><text:span text:style-name="ch2_5f_default.Keyword">in</text:span><text:span text:style-name="ch2_5f_default.Text.Whitespace"><text:span text:style-name="T5"> </text:span></text:span><text:span text:style-name="ch2_5f_default.Keyword">$(</text:span><text:span text:style-name="ch2_5f_default.Text"><text:span text:style-name="T13">seq</text:span></text:span><text:span text:style-name="ch2_5f_default.Text.Whitespace"><text:span text:style-name="T5"> </text:span></text:span><text:span text:style-name="ch2_5f_default.Literal.String.Double"><text:span text:style-name="T5">"</text:span></text:span><text:span text:style-name="ch2_5f_default.Name.Variable"><text:span text:style-name="T5">$l</text:span></text:span><text:span text:style-name="ch2_5f_default.Literal.String.Double"><text:span text:style-name="T5">"</text:span></text:span><text:span text:style-name="ch2_5f_default.Text.Whitespace"><text:span text:style-name="T5"> </text:span></text:span><text:span text:style-name="ch2_5f_default.Literal.String.Double"><text:span text:style-name="T5">"</text:span></text:span><text:span text:style-name="ch2_5f_default.Name.Variable"><text:span text:style-name="T5">$r</text:span></text:span><text:span text:style-name="ch2_5f_default.Literal.String.Double"><text:span text:style-name="T5">"</text:span></text:span><text:span text:style-name="ch2_5f_default.Keyword">)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Keyword">do</text:span></text:p>
      <text:p text:style-name="P29"><text:span text:style-name="ch2_5f_default.Text.Whitespace"><text:span text:style-name="T2">19 <text:s/></text:span></text:span><text:span text:style-name="ch2_5f_default.Text.Whitespace"><text:span text:style-name="T5"><text:s text:c="4"/></text:span></text:span><text:span text:style-name="ch2_5f_default.Name.Variable"><text:span text:style-name="T5">sum</text:span></text:span><text:span text:style-name="ch2_5f_default.Operator"><text:span text:style-name="T5">=</text:span></text:span><text:span text:style-name="ch2_5f_default.Literal.Number"><text:span text:style-name="T5">0</text:span></text:span></text:p>
      <text:p text:style-name="P29"><text:span text:style-name="ch2_5f_default.Text.Whitespace"><text:span text:style-name="T2">20 <text:s/></text:span></text:span><text:span text:style-name="ch2_5f_default.Text.Whitespace"><text:span text:style-name="T5"><text:s text:c="4"/></text:span></text:span><text:span text:style-name="ch2_5f_default.Name.Variable"><text:span text:style-name="T5">k</text:span></text:span><text:span text:style-name="ch2_5f_default.Operator"><text:span text:style-name="T5">=</text:span></text:span><text:span text:style-name="ch2_5f_default.Name.Variable"><text:span text:style-name="T5">$i</text:span></text:span></text:p>
      <text:p text:style-name="P29"><text:span text:style-name="ch2_5f_default.Text.Whitespace"><text:span text:style-name="T2">21 <text:s/></text:span></text:span><text:span text:style-name="ch2_5f_default.Text.Whitespace"><text:span text:style-name="T5"><text:s text:c="4"/></text:span></text:span><text:span text:style-name="ch2_5f_default.Name.Variable"><text:span text:style-name="T5">len</text:span></text:span><text:span text:style-name="ch2_5f_default.Operator"><text:span text:style-name="T5">=</text:span></text:span><text:span text:style-name="ch2_5f_default.Literal.Number"><text:span text:style-name="T5">0</text:span></text:span></text:p>
      <text:p text:style-name="P29"><text:span text:style-name="ch2_5f_default.Text.Whitespace"><text:span text:style-name="T2">22 <text:s/></text:span></text:span></text:p>
      <text:p text:style-name="P29"><text:span text:style-name="ch2_5f_default.Text.Whitespace"><text:span text:style-name="T2">23 <text:s/></text:span></text:span><text:span text:style-name="ch2_5f_default.Text.Whitespace"><text:span text:style-name="T5"><text:s text:c="4"/></text:span></text:span><text:span text:style-name="ch2_5f_default.Keyword">while</text:span><text:span text:style-name="ch2_5f_default.Text.Whitespace"><text:span text:style-name="T5"> </text:span></text:span><text:span text:style-name="ch2_5f_default.Operator"><text:span text:style-name="T5">[[</text:span></text:span><text:span text:style-name="ch2_5f_default.Text.Whitespace"><text:span text:style-name="T5"> </text:span></text:span><text:span text:style-name="ch2_5f_default.Name.Variable"><text:span text:style-name="T5">$k</text:span></text:span><text:span text:style-name="ch2_5f_default.Text.Whitespace"><text:span text:style-name="T5"> </text:span></text:span><text:span text:style-name="ch2_5f_default.Text"><text:span text:style-name="T13">-gt</text:span></text:span><text:span text:style-name="ch2_5f_default.Text.Whitespace"><text:span text:style-name="T5"> </text:span></text:span><text:span text:style-name="ch2_5f_default.Literal.Number"><text:span text:style-name="T5">0</text:span></text:span><text:span text:style-name="ch2_5f_default.Text.Whitespace"><text:span text:style-name="T5"> </text:span></text:span><text:span text:style-name="ch2_5f_default.Operator"><text:span text:style-name="T5">]]</text:span>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Keyword">do</text:span></text:p>
      <text:p text:style-name="P29"><text:soft-page-break/><text:span text:style-name="ch2_5f_default.Text.Whitespace"><text:span text:style-name="T2">24 <text:s/></text:span></text:span><text:span text:style-name="ch2_5f_default.Text.Whitespace"><text:span text:style-name="T5"><text:s text:c="8"/></text:span></text:span><text:span text:style-name="ch2_5f_default.Operator"><text:span text:style-name="T5">((</text:span></text:span><text:span text:style-name="ch2_5f_default.Name.Variable"><text:span text:style-name="T5">len</text:span></text:span><text:span text:style-name="ch2_5f_default.Text.Whitespace"><text:span text:style-name="T5"> </text:span></text:span><text:span text:style-name="ch2_5f_default.Operator"><text:span text:style-name="T5">+=</text:span></text:span><text:span text:style-name="ch2_5f_default.Text.Whitespace"><text:span text:style-name="T5"> </text:span></text:span><text:span text:style-name="ch2_5f_default.Literal.Number"><text:span text:style-name="T5">1</text:span></text:span><text:span text:style-name="ch2_5f_default.Operator"><text:span text:style-name="T5">))</text:span></text:span></text:p>
      <text:p text:style-name="P29"><text:span text:style-name="ch2_5f_default.Text.Whitespace"><text:span text:style-name="T2">25 <text:s/></text:span></text:span><text:span text:style-name="ch2_5f_default.Text.Whitespace"><text:span text:style-name="T5"><text:s text:c="8"/></text:span></text:span><text:span text:style-name="ch2_5f_default.Operator"><text:span text:style-name="T5">((</text:span></text:span><text:span text:style-name="ch2_5f_default.Text"><text:span text:style-name="T13">k</text:span></text:span><text:span text:style-name="ch2_5f_default.Text.Whitespace"><text:span text:style-name="T5"> </text:span></text:span><text:span text:style-name="ch2_5f_default.Text"><text:span text:style-name="T13">/</text:span></text:span><text:span text:style-name="ch2_5f_default.Operator"><text:span text:style-name="T5">=</text:span></text:span><text:span text:style-name="ch2_5f_default.Text.Whitespace"><text:span text:style-name="T5"> </text:span></text:span><text:span text:style-name="ch2_5f_default.Literal.Number"><text:span text:style-name="T5">10</text:span></text:span><text:span text:style-name="ch2_5f_default.Operator"><text:span text:style-name="T5">))</text:span></text:span></text:p>
      <text:p text:style-name="P29"><text:span text:style-name="ch2_5f_default.Text.Whitespace"><text:span text:style-name="T2">26 <text:s/></text:span></text:span><text:span text:style-name="ch2_5f_default.Text.Whitespace"><text:span text:style-name="T5"><text:s text:c="4"/></text:span></text:span><text:span text:style-name="ch2_5f_default.Keyword">done</text:span></text:p>
      <text:p text:style-name="P29"><text:span text:style-name="ch2_5f_default.Text.Whitespace"><text:span text:style-name="T2">27 <text:s/></text:span></text:span></text:p>
      <text:p text:style-name="P29"><text:span text:style-name="ch2_5f_default.Text.Whitespace"><text:span text:style-name="T2">28 <text:s/></text:span></text:span><text:span text:style-name="ch2_5f_default.Text.Whitespace"><text:span text:style-name="T5"><text:s text:c="4"/></text:span></text:span><text:span text:style-name="ch2_5f_default.Name.Variable"><text:span text:style-name="T5">k</text:span></text:span><text:span text:style-name="ch2_5f_default.Operator"><text:span text:style-name="T5">=</text:span></text:span><text:span text:style-name="ch2_5f_default.Name.Variable"><text:span text:style-name="T5">$i</text:span></text:span></text:p>
      <text:p text:style-name="P29"><text:span text:style-name="ch2_5f_default.Text.Whitespace"><text:span text:style-name="T2">29 <text:s/></text:span></text:span></text:p>
      <text:p text:style-name="P29"><text:span text:style-name="ch2_5f_default.Text.Whitespace"><text:span text:style-name="T2">30 <text:s/></text:span></text:span><text:span text:style-name="ch2_5f_default.Text.Whitespace"><text:span text:style-name="T5"><text:s text:c="4"/></text:span></text:span><text:span text:style-name="ch2_5f_default.Keyword">while</text:span><text:span text:style-name="ch2_5f_default.Text.Whitespace"><text:span text:style-name="T5"> </text:span></text:span><text:span text:style-name="ch2_5f_default.Operator"><text:span text:style-name="T5">[[</text:span></text:span><text:span text:style-name="ch2_5f_default.Text.Whitespace"><text:span text:style-name="T5"> </text:span></text:span><text:span text:style-name="ch2_5f_default.Name.Variable"><text:span text:style-name="T5">$k</text:span></text:span><text:span text:style-name="ch2_5f_default.Text.Whitespace"><text:span text:style-name="T5"> </text:span></text:span><text:span text:style-name="ch2_5f_default.Text"><text:span text:style-name="T13">-gt</text:span></text:span><text:span text:style-name="ch2_5f_default.Text.Whitespace"><text:span text:style-name="T5"> </text:span></text:span><text:span text:style-name="ch2_5f_default.Literal.Number"><text:span text:style-name="T5">0</text:span></text:span><text:span text:style-name="ch2_5f_default.Text.Whitespace"><text:span text:style-name="T5"> </text:span></text:span><text:span text:style-name="ch2_5f_default.Operator"><text:span text:style-name="T5">]]</text:span>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Keyword">do</text:span></text:p>
      <text:p text:style-name="P29"><text:span text:style-name="ch2_5f_default.Text.Whitespace"><text:span text:style-name="T2">31 <text:s/></text:span></text:span><text:span text:style-name="ch2_5f_default.Text.Whitespace"><text:span text:style-name="T5"><text:s text:c="8"/></text:span></text:span><text:span text:style-name="ch2_5f_default.Operator"><text:span text:style-name="T5">((</text:span></text:span><text:span text:style-name="ch2_5f_default.Name.Variable"><text:span text:style-name="T5">sum</text:span></text:span><text:span text:style-name="ch2_5f_default.Text.Whitespace"><text:span text:style-name="T5"> </text:span></text:span><text:span text:style-name="ch2_5f_default.Operator"><text:span text:style-name="T5">+=</text:span></text:span><text:span text:style-name="ch2_5f_default.Text.Whitespace"><text:span text:style-name="T5"> </text:span></text:span><text:span text:style-name="ch2_5f_default.Keyword">$(</text:span><text:span text:style-name="ch2_5f_default.Text"><text:span text:style-name="T13">power</text:span></text:span><text:span text:style-name="ch2_5f_default.Text.Whitespace"><text:span text:style-name="T5"> </text:span></text:span><text:span text:style-name="ch2_5f_default.Keyword">$((</text:span><text:span text:style-name="ch2_5f_default.Name.Variable"><text:span text:style-name="T5">k</text:span></text:span><text:span text:style-name="ch2_5f_default.Text.Whitespace"><text:span text:style-name="T5"> </text:span></text:span><text:span text:style-name="ch2_5f_default.Operator"><text:span text:style-name="T5">%</text:span></text:span><text:span text:style-name="ch2_5f_default.Text.Whitespace"><text:span text:style-name="T5"> </text:span></text:span><text:span text:style-name="ch2_5f_default.Literal.Number"><text:span text:style-name="T5">10</text:span></text:span><text:span text:style-name="ch2_5f_default.Keyword">))</text:span><text:span text:style-name="ch2_5f_default.Text.Whitespace"><text:span text:style-name="T5"> </text:span></text:span><text:span text:style-name="ch2_5f_default.Name.Variable"><text:span text:style-name="T5">$len</text:span></text:span><text:span text:style-name="ch2_5f_default.Keyword">)</text:span><text:span text:style-name="ch2_5f_default.Operator"><text:span text:style-name="T5">))</text:span></text:span></text:p>
      <text:p text:style-name="P29"><text:span text:style-name="ch2_5f_default.Text.Whitespace"><text:span text:style-name="T2">32 <text:s/></text:span></text:span><text:span text:style-name="ch2_5f_default.Text.Whitespace"><text:span text:style-name="T5"><text:s text:c="8"/></text:span></text:span><text:span text:style-name="ch2_5f_default.Operator"><text:span text:style-name="T5">((</text:span></text:span><text:span text:style-name="ch2_5f_default.Text"><text:span text:style-name="T13">k</text:span></text:span><text:span text:style-name="ch2_5f_default.Text.Whitespace"><text:span text:style-name="T5"> </text:span></text:span><text:span text:style-name="ch2_5f_default.Text"><text:span text:style-name="T13">/</text:span></text:span><text:span text:style-name="ch2_5f_default.Operator"><text:span text:style-name="T5">=</text:span></text:span><text:span text:style-name="ch2_5f_default.Text.Whitespace"><text:span text:style-name="T5"> </text:span></text:span><text:span text:style-name="ch2_5f_default.Literal.Number"><text:span text:style-name="T5">10</text:span></text:span><text:span text:style-name="ch2_5f_default.Operator"><text:span text:style-name="T5">))</text:span></text:span></text:p>
      <text:p text:style-name="P29"><text:span text:style-name="ch2_5f_default.Text.Whitespace"><text:span text:style-name="T2">33 <text:s/></text:span></text:span><text:span text:style-name="ch2_5f_default.Text.Whitespace"><text:span text:style-name="T5"><text:s text:c="4"/></text:span></text:span><text:span text:style-name="ch2_5f_default.Keyword">done</text:span></text:p>
      <text:p text:style-name="P29"><text:span text:style-name="ch2_5f_default.Text.Whitespace"><text:span text:style-name="T2">34 <text:s/></text:span></text:span></text:p>
      <text:p text:style-name="P29"><text:span text:style-name="ch2_5f_default.Text.Whitespace"><text:span text:style-name="T2">35 <text:s/></text:span></text:span><text:span text:style-name="ch2_5f_default.Text.Whitespace"><text:span text:style-name="T5"><text:s text:c="4"/></text:span></text:span><text:span text:style-name="ch2_5f_default.Keyword">if</text:span><text:span text:style-name="ch2_5f_default.Text.Whitespace"><text:span text:style-name="T5"> </text:span></text:span><text:span text:style-name="ch2_5f_default.Operator"><text:span text:style-name="T5">[</text:span></text:span><text:span text:style-name="ch2_5f_default.Text.Whitespace"><text:span text:style-name="T5"> </text:span></text:span><text:span text:style-name="ch2_5f_default.Name.Variable"><text:span text:style-name="T5">$i</text:span></text:span><text:span text:style-name="ch2_5f_default.Text.Whitespace"><text:span text:style-name="T5"> </text:span></text:span><text:span text:style-name="ch2_5f_default.Text"><text:span text:style-name="T13">-eq</text:span></text:span><text:span text:style-name="ch2_5f_default.Text.Whitespace"><text:span text:style-name="T5"> </text:span></text:span><text:span text:style-name="ch2_5f_default.Name.Variable"><text:span text:style-name="T5">$sum</text:span></text:span><text:span text:style-name="ch2_5f_default.Text.Whitespace"><text:span text:style-name="T5"> </text:span></text:span><text:span text:style-name="ch2_5f_default.Operator"><text:span text:style-name="T5">]</text:span></text:span><text:span text:style-name="ch2_5f_default.Punctuation"><text:span text:style-name="T13">;</text:span></text:span><text:span text:style-name="ch2_5f_default.Text.Whitespace"><text:span text:style-name="T5"> </text:span></text:span><text:span text:style-name="ch2_5f_default.Keyword">then</text:span></text:p>
      <text:p text:style-name="P29"><text:span text:style-name="ch2_5f_default.Text.Whitespace"><text:span text:style-name="T2">36 <text:s/></text:span></text:span><text:span text:style-name="ch2_5f_default.Text.Whitespace"><text:span text:style-name="T5"><text:s text:c="8"/></text:span></text:span><text:span text:style-name="ch2_5f_default.Name.Builtin"><text:span text:style-name="T5">echo</text:span></text:span><text:span text:style-name="ch2_5f_default.Text.Whitespace"><text:span text:style-name="T5"> </text:span></text:span><text:span text:style-name="ch2_5f_default.Name.Variable"><text:span text:style-name="T5">$i</text:span></text:span></text:p>
      <text:p text:style-name="P29"><text:span text:style-name="ch2_5f_default.Text.Whitespace"><text:span text:style-name="T2">37 <text:s/></text:span></text:span><text:span text:style-name="ch2_5f_default.Text.Whitespace"><text:span text:style-name="T5"><text:s text:c="4"/></text:span></text:span><text:span text:style-name="ch2_5f_default.Keyword">fi</text:span></text:p>
      <text:p text:style-name="P29"><text:span text:style-name="ch2_5f_default.Keyword"><text:span text:style-name="T4">38 <text:s/></text:span></text:span><text:span text:style-name="ch2_5f_default.Keyword">done</text:span></text:p>
      <text:p text:style-name="P1"/>
      <text:p text:style-name="P8">Result:</text:p>
      <text:p text:style-name="P8"/>
      <text:p text:style-name="P27">The bash script was interpreted and executed successfully. All Armstrong numbers between the given range were successfully identified and printed.</text:p>
      <text:p text:style-name="P1"/>
      <text:p text:style-name="P3">Problem 7: Print Pattern</text:p>
      <text:p text:style-name="P3"/>
      <text:p text:style-name="P6">Aim:</text:p>
      <text:p text:style-name="P6"/>
      <text:p text:style-name="P1">To print a specific pattern up to n rows for a given n.</text:p>
      <text:p text:style-name="P1"/>
      <text:p text:style-name="P6">Algorithm:</text:p>
      <text:p text:style-name="P6"/>
      <text:list xml:id="list3166809385" text:style-name="L7">
        <text:list-item>
          <text:p text:style-name="P20">Start</text:p>
        </text:list-item>
        <text:list-item>
          <text:p text:style-name="P20">Accept a number n.</text:p>
        </text:list-item>
        <text:list-item>
          <text:p text:style-name="P20">For each number from 1 to n:</text:p>
        </text:list-item>
        <text:list-item>
          <text:p text:style-name="P20">For each iteration from 1 to the current number:</text:p>
        </text:list-item>
        <text:list-item>
          <text:p text:style-name="P20">Print the current number.</text:p>
        </text:list-item>
        <text:list-item>
          <text:p text:style-name="P20">Move to the next line.</text:p>
        </text:list-item>
        <text:list-item>
          <text:p text:style-name="P20">Endfor</text:p>
        </text:list-item>
        <text:list-item>
          <text:p text:style-name="P20">Stop.</text:p>
        </text:list-item>
      </text:list>
      <text:p text:style-name="P1"/>
      <text:p text:style-name="P23">Source:</text:p>
      <text:p text:style-name="P23"/>
      <text:p text:style-name="P30"><text:span text:style-name="ch2_5f_default.Text.Whitespace"><text:span text:style-name="T2"><text:s/>1 <text:s/></text:span></text:span><text:span text:style-name="ch2_5f_default.Text.Whitespace"><text:s/></text:span><text:span text:style-name="ch2_5f_default.Comment.Single">#!/bin/bash</text:span></text:p>
      <text:p text:style-name="P30"><text:span text:style-name="ch2_5f_default.Text.Whitespace"><text:span text:style-name="T2"><text:s/>2 <text:s/></text:span></text:span></text:p>
      <text:p text:style-name="P30"><text:span text:style-name="ch2_5f_default.Text.Whitespace"><text:span text:style-name="T2"><text:s/>3 <text:s/></text:span></text:span><text:span text:style-name="ch2_5f_default.Name.Builtin">read</text:span><text:span text:style-name="ch2_5f_default.Text.Whitespace"> </text:span><text:span text:style-name="ch2_5f_default.Text"><text:span text:style-name="T12">-p</text:span></text:span><text:span text:style-name="ch2_5f_default.Text.Whitespace"> </text:span><text:span text:style-name="ch2_5f_default.Literal.String.Double">"enter n: "</text:span><text:span text:style-name="ch2_5f_default.Text.Whitespace"> </text:span><text:span text:style-name="ch2_5f_default.Text"><text:span text:style-name="T12">n</text:span></text:span></text:p>
      <text:p text:style-name="P30"><text:span text:style-name="ch2_5f_default.Text.Whitespace"><text:span text:style-name="T2"><text:s/>4 <text:s/></text:span></text:span></text:p>
      <text:p text:style-name="P30"><text:span text:style-name="ch2_5f_default.Text.Whitespace"><text:span text:style-name="T2"><text:s/>5 <text:s/></text:span></text:span><text:span text:style-name="ch2_5f_default.Keyword">for</text:span><text:span text:style-name="ch2_5f_default.Text.Whitespace"> </text:span><text:span text:style-name="ch2_5f_default.Operator">((</text:span><text:span text:style-name="ch2_5f_default.Name.Variable">i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1</text:span><text:span text:style-name="ch2_5f_default.Punctuation"><text:span text:style-name="T12">;</text:span></text:span><text:span text:style-name="ch2_5f_default.Text.Whitespace"> </text:span><text:span text:style-name="ch2_5f_default.Text"><text:span text:style-name="T12">i</text:span></text:span><text:span text:style-name="ch2_5f_default.Text.Whitespace"> </text:span><text:span text:style-name="ch2_5f_default.Text"><text:span text:style-name="T12">&lt;</text:span></text:span><text:span text:style-name="ch2_5f_default.Operator">=</text:span><text:span text:style-name="ch2_5f_default.Text.Whitespace"> </text:span><text:span text:style-name="ch2_5f_default.Name.Variable">$n</text:span><text:span text:style-name="ch2_5f_default.Punctuation"><text:span text:style-name="T12">;</text:span></text:span><text:span text:style-name="ch2_5f_default.Text.Whitespace"> </text:span><text:span text:style-name="ch2_5f_default.Text"><text:span text:style-name="T12">i++</text:span></text:span><text:span text:style-name="ch2_5f_default.Operator">))</text:span><text:span text:style-name="ch2_5f_default.Punctuation"><text:span text:style-name="T12">;</text:span></text:span><text:span text:style-name="ch2_5f_default.Text.Whitespace"> </text:span><text:span text:style-name="ch2_5f_default.Keyword">do</text:span></text:p>
      <text:p text:style-name="P30"><text:span text:style-name="ch2_5f_default.Text.Whitespace"><text:span text:style-name="T2"><text:s/>6 <text:s/></text:span></text:span><text:span text:style-name="ch2_5f_default.Text.Whitespace"><text:tab/></text:span><text:span text:style-name="ch2_5f_default.Keyword">for</text:span><text:span text:style-name="ch2_5f_default.Text.Whitespace"> </text:span><text:span text:style-name="ch2_5f_default.Operator">((</text:span><text:span text:style-name="ch2_5f_default.Name.Variable">j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1</text:span><text:span text:style-name="ch2_5f_default.Punctuation"><text:span text:style-name="T12">;</text:span></text:span><text:span text:style-name="ch2_5f_default.Text.Whitespace"> </text:span><text:span text:style-name="ch2_5f_default.Text"><text:span text:style-name="T12">j</text:span></text:span><text:span text:style-name="ch2_5f_default.Text.Whitespace"><text:tab/></text:span><text:span text:style-name="ch2_5f_default.Text"><text:span text:style-name="T12">&lt;</text:span></text:span><text:span text:style-name="ch2_5f_default.Operator">=</text:span><text:span text:style-name="ch2_5f_default.Text.Whitespace"> </text:span><text:span text:style-name="ch2_5f_default.Text"><text:span text:style-name="T12">i</text:span></text:span><text:span text:style-name="ch2_5f_default.Punctuation"><text:span text:style-name="T12">;</text:span></text:span><text:span text:style-name="ch2_5f_default.Text.Whitespace"> </text:span><text:span text:style-name="ch2_5f_default.Text"><text:span text:style-name="T12">j++</text:span></text:span><text:span text:style-name="ch2_5f_default.Operator">))</text:span><text:span text:style-name="ch2_5f_default.Punctuation"><text:span text:style-name="T12">;</text:span></text:span><text:span text:style-name="ch2_5f_default.Text.Whitespace"> </text:span><text:span text:style-name="ch2_5f_default.Keyword">do</text:span></text:p>
      <text:p text:style-name="P30"><text:span text:style-name="ch2_5f_default.Text.Whitespace"><text:span text:style-name="T2"><text:s/>7 <text:s/></text:span></text:span><text:span text:style-name="ch2_5f_default.Text.Whitespace"><text:tab/><text:tab/></text:span><text:span text:style-name="ch2_5f_default.Name.Builtin">echo</text:span><text:span text:style-name="ch2_5f_default.Text.Whitespace"> </text:span><text:span text:style-name="ch2_5f_default.Text"><text:span text:style-name="T12">-n</text:span></text:span><text:span text:style-name="ch2_5f_default.Text.Whitespace"> </text:span><text:span text:style-name="ch2_5f_default.Literal.String.Double">"</text:span><text:span text:style-name="ch2_5f_default.Name.Variable">$i</text:span><text:span text:style-name="ch2_5f_default.Literal.String.Double"> "</text:span></text:p>
      <text:p text:style-name="P30"><text:span text:style-name="ch2_5f_default.Text.Whitespace"><text:span text:style-name="T2"><text:s/>8 <text:s/></text:span></text:span><text:span text:style-name="ch2_5f_default.Text.Whitespace"><text:tab/></text:span><text:span text:style-name="ch2_5f_default.Keyword">done</text:span></text:p>
      <text:p text:style-name="P30"><text:soft-page-break/><text:span text:style-name="ch2_5f_default.Text.Whitespace"><text:span text:style-name="T2"><text:s/>9 <text:s/></text:span></text:span><text:span text:style-name="ch2_5f_default.Text.Whitespace"><text:tab/></text:span><text:span text:style-name="ch2_5f_default.Name.Builtin">echo</text:span><text:span text:style-name="ch2_5f_default.Text.Whitespace"> </text:span><text:span text:style-name="ch2_5f_default.Literal.String.Double">""</text:span></text:p>
      <text:p text:style-name="P30"><text:span text:style-name="ch2_5f_default.Keyword"><text:span text:style-name="T4">10 <text:s/></text:span></text:span><text:span text:style-name="ch2_5f_default.Keyword">done</text:span></text:p>
      <text:p text:style-name="P1"/>
      <text:p text:style-name="P21">Result:</text:p>
      <text:p text:style-name="P28"/>
      <text:p text:style-name="P28">The bash script was interpreted and executed successfully. The specified pattern was printed up to the provided number of rows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ria Sans" svg:font-family="'Inri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h2_5f_default" style:display-name="ch2_default" style:family="text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Hashbang" style:display-name="ch2_default.Comment.Hashbang" style:family="text" style:parent-style-name="ch2_5f_default.Commen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Single" style:display-name="ch2_default.Literal.String.Single" style:family="text" style:parent-style-name="ch2_5f_default.Literal.String"/>
    <style:style style:name="ch2_5f_default.Name" style:display-name="ch2_default.Name" style:family="text" style:parent-style-name="ch2_5f_default"/>
    <style:style style:name="ch2_5f_default.Name.Variable" style:display-name="ch2_default.Name.Variable" style:family="text" style:parent-style-name="ch2_5f_default.Name">
      <style:text-properties fo:color="#19177c" loext:opacity="100%"/>
    </style:style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String.Double" style:display-name="ch2_default.Literal.String.Double" style:family="text" style:parent-style-name="ch2_5f_default.Literal.String"/>
    <style:style style:name="ch2_5f_default.Literal.String.Interpol" style:display-name="ch2_default.Literal.String.Interpol" style:family="text" style:parent-style-name="ch2_5f_default.Literal.String">
      <style:text-properties fo:color="#a45a77" loext:opacity="100%" fo:font-weight="bold"/>
    </style:style>
    <style:style style:name="ch2_5f_default.Name.Builtin" style:display-name="ch2_default.Name.Builtin" style:family="text" style:parent-style-name="ch2_5f_default.Name">
      <style:text-properties fo:color="#008000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Comment.Single" style:display-name="ch2_default.Comment.Single" style:family="text" style:parent-style-name="ch2_5f_default.Comme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2:07:01.215152011</meta:creation-date>
    <dc:date>2024-02-20T12:52:38.023882814</dc:date>
    <meta:editing-duration>PT22M5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7" meta:paragraph-count="219" meta:word-count="1050" meta:character-count="5511" meta:non-whitespace-character-count="4435"/>
  </office:meta>
</office:document-meta>
</file>